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cceptableStatusException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cceptableStatusException.NotAcceptableStatus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AcceptableStatusException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cceptableStatusException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tAcceptableStatusException.NotAcceptableStatusException( List &lt;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